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unnecessary utils/general functions/tools – it’s a bad practice xD</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Add complex input sources to if statements<text:s/>(ancestor…).</text:p>
      <text:p text:style-name="Standard">-Implement dynamic variables.</text:p>
      <text:p text:style-name="Standard">-Implement variable change detection and add it to triggers lookup table.</text:p>
      <text:p text:style-name="Standard">-Ignore deactivated events.</text:p>
      <text:p text:style-name="Standard">-Create new event system.</text:p>
      <text:p text:style-name="Standard">-Add buffer to EditableText – during the editing process text field prints the buffer state and the original, unchanged content is used in events.</text:p>
      <text:p text:style-name="Standard">-Move Linux and Windows .exe to different folders. Right now, after changing the system, you are forced to recompile the whole executable.</text:p>
      <text:p text:style-name="Standard">-Implement dynamic adding and deleting objects and their module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When adding objects, unmark selectedObject - addresses can change.</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text:s/><text:soft-page-break/>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soft-page-break/>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text:s/><text:soft-page-break/>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soft-page-break/>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7-19T22:25:00Z</dc:date>
    <meta:template xlink:href="Normal.dotm" xlink:type="simple"/>
    <meta:editing-cycles>418</meta:editing-cycles>
    <meta:editing-duration>PT169980S</meta:editing-duration>
    <meta:document-statistic meta:page-count="5" meta:paragraph-count="21" meta:word-count="1584" meta:character-count="10597" meta:row-count="75" meta:non-whitespace-character-count="9034"/>
  </office:meta>
</office:document-meta>
</file>